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3">
      <style:paragraph-properties fo:margin-left="0cm" fo:margin-right="0cm" fo:margin-top="0cm" fo:margin-bottom="0cm" style:contextual-spacing="false" fo:text-indent="0cm" style:auto-text-indent="false"/>
    </style:style>
    <style:style style:name="P6"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restataire ou client, comment choisir votre système de gestion de contenu ?</text:h>
      <text:p text:style-name="Standard">De nos jours, il est de plus en plus rare de voir des sites “statiques” dont le contenu est fixe et fini. Il est plus courant que les sites soient “dynamiques”, autrement dit que leur contenu (et parfois leur structure) évolue dans le temps.<text:line-break/>Afin de gérer cet aspect “dynamique” ont été créés des Systèmes de Gestion de Contenu, généralement appelés “<text:span text:style-name="T4">Content</text:span><text:span text:style-name="T4"> </text:span><text:span text:style-name="T4">Management</text:span><text:span text:style-name="T4"> </text:span><text:span text:style-name="T4">Systems</text:span>” ou “<text:span text:style-name="T4">CMS</text:span>”.</text:p>
      <text:p text:style-name="Text_20_body">La variété des <text:span text:style-name="T4">CMS</text:span> existants sur le marché reflète la variété des possibilités : blog, site vitrine ou même boutique en ligne.<text:line-break/>Comme le montre <text:a xlink:type="simple" xlink:href="http://en.wikipedia.org/wiki/List_of_content_management_systems"><text:span text:style-name="Definition">cette page sur Wikipédia</text:span></text:a>, qui n’est pourtant pas à jour, ils sont légion.</text:p>
      <text:p text:style-name="Text_20_body">Mais dans cette abondance de choix, comment s’y retrouver ?<text:line-break/>Que l’on soit prestataire ou client, la sélection du <text:span text:style-name="T4">CMS</text:span> le plus approprié n’est pas toujours facile, et à critères égaux se fera parfois pour des raisons différentes.</text:p>
      <text:p text:style-name="Text_20_body">Des sites existent pour vous aider dans votre choix mais, sans compter qu’ils sont généralement en anglais, ils sont souvent soit pas très exhaustifs (ie. restreints aux 5 <text:span text:style-name="T4">CMS</text:span> les plus connus) soit presque trop (<text:a xlink:type="simple" xlink:href="http://www.cmsmatrix.org/"><text:span text:style-name="Definition">CMS Matrix</text:span></text:a>).</text:p>
      <text:p text:style-name="Text_20_body">Nous vous proposons donc aujourd’hui pour chacun des principaux critères à examiner, une explication rapide pour vous aider dans votre décision en tant que prestataire ou en tant que client.</text:p>
      <text:h text:style-name="Heading_20_2" text:outline-level="2">Licence libre ou propriétaire</text:h>
      <text:p text:style-name="Standard">C’est le premier critère à examiner.<text:line-break/>Déjà, éliminons une idée préconçue : une licence libre ne veut pas nécessairement dire qu’elle est gratuite.<text:line-break/>La notion la plus importante dans cette décision est la propriété du code, autrement dit les autorisations qui sont faites (ou non), de réutiliser, modifier ou même revendre ledit code. La plupart des <text:span text:style-name="T4">CMS</text:span> les plus populaires aujourd’hui sont distribués en <text:span text:style-name="T4">Open</text:span><text:span text:style-name="T4"> </text:span><text:span text:style-name="T4">Source</text:span>, et c’est probablement d’ailleurs la raison de leur succès renouvelé.<text:line-break/>Les <text:span text:style-name="T4">CMS</text:span> propriétaires sont généralement des solutions répondant à une problématique très particulière, développées par une société dont c’est le fond de commerce et qui vend des services associés (installation, formation, maintenance, développements spécifiques, etc.).</text:p>
      <text:h text:style-name="Heading_20_3" text:outline-level="3">Prestataire</text:h>
      <text:p text:style-name="Standard">Si vous êtes prestataire, une licence propriétaire implique que vous vous conformiez aux conditions d’exploitation prévue par cette licence et que vous ne pourrez probablement pas modifier le code pour l’adapter à vos exigences ou vos besoins.<text:line-break/>Cela veut aussi dire que les fonctionnalités présentes, et leur évolution, seront dépendantes du bon vouloir du propriétaire de la licence.<text:line-break/>Enfin, il n’est pas rare qu’il faille être “certifié” pour être autorisé à intervenir sur les produits soumis à la licence, et ces certifications sont souvent payantes.</text:p>
      <text:p text:style-name="Text_20_body">La licence libre vous offrira une plus grande marge de manœuvre dans l’utilisation et la personnalisation du <text:span text:style-name="T4">CMS</text:span>, et dans la création d’extensions, ainsi que bien souvent <text:soft-page-break/>l’accompagnement d’une communauté investie et expérimentée.</text:p>
      <text:h text:style-name="Heading_20_3" text:outline-level="3">Client</text:h>
      <text:p text:style-name="Standard">Si vous choisissez d’acheter une solution propriétaire, vous bénéficierez généralement des services d’installation et de paramétrage associés, mais serez aussi en conséquence obligés de passer par lesdits services du propriétaire (ou intervenants tiers habilités) pour toute intervention ultérieure.<text:line-break/>La notion de coût est relative, installer et entretenir un <text:span text:style-name="T4">CMS</text:span> <text:span text:style-name="T4">Open</text:span><text:span text:style-name="T4"> </text:span><text:span text:style-name="T4">Source</text:span> vous demandera un budget aussi.<text:line-break/>Mais le plus embêtant est que vous serez limités dans vos possibilités d’évolution, voire de migration si vous souhaitiez changer de <text:span text:style-name="T4">CMS</text:span> dans le futur : les mises à jour et ajouts sont dépendants de la volonté du propriétaire de la licence et il peut s’avérer complexe et chronophage (et donc coûteux), quand ce n’est pas simplement impossible, de déplacer vos contenus dans un nouvel outil.<text:line-break/>L’investissement réalisé par les entreprises qui proposent des solutions propriétaires peut être très élevé, aboutissant à des produits parfois ultra-pointus, mais si elles abandonnent l’outil et qu’il n’est ainsi plus vendu ou entretenu, vous allez être coincé avec un bolide au garage le jour où une bougie brûlera et que personne ne pourra vous vendre de remplacement sans qu’il vous en coûte un bras…</text:p>
      <text:p text:style-name="Text_20_body">Une licence libre, à l’inverse, cela veut notamment dire que n’importe quel prestataire intéressé par le <text:span text:style-name="T4">CMS</text:span> peut proposer des ajouts ou des évolutions, voire des correctifs, apportant un autre type de dynamisme à la vie du produit.<text:line-break/>Les produits <text:span text:style-name="T4">Open</text:span><text:span text:style-name="T4"> </text:span><text:span text:style-name="T4">Source</text:span>, quand ils deviennent populaires, peuvent être adossés à une communauté forte de plusieurs milliers de membres dans le monde entier.<text:line-break/>Et quand il arrive qu’un produit en licence libre tombe en désuétude, il est parfois repris par cette même communauté qui l’a fait vivre ; sinon il est généralement assez facile de (faire) migrer votre contenu vers un autre produit.</text:p>
      <text:h text:style-name="Heading_20_2" text:outline-level="2">Support</text:h>
      <text:p text:style-name="Standard">Cet aspect du choix concerne à la fois la facilité d’accès à de la documentation et de l’aide, les services disponibles (de manière gratuite ou payante) autour du <text:span text:style-name="T4">CMS</text:span> et l’existence de développeurs tiers produisant des extensions pour celui-ci.<text:line-break/>Il est pour partie dépendant du critère suivant, la popularité.</text:p>
      <text:h text:style-name="Heading_20_3" text:outline-level="3">Prestataire</text:h>
      <text:p text:style-name="Standard">Un <text:span text:style-name="T4">CMS</text:span> pour lequel vous trouverez aisément de la documentation et de l’aide sera généralement plus agréable pour vous à déployer et à maintenir au quotidien.</text:p>
      <text:p text:style-name="Text_20_body">Quelques questions à se poser :</text:p>
      <text:list xml:id="list3355019633723824874" text:style-name="L1">
        <text:list-item>
          <text:p text:style-name="P3">L’accès à ces ressources est-il simple, payant, en français ?</text:p>
        </text:list-item>
        <text:list-item>
          <text:p text:style-name="P3">L’éditeur du <text:span text:style-name="T4">CMS</text:span> tient-il à disposition un service de support pour les prestataires et/ou le public ?</text:p>
        </text:list-item>
        <text:list-item>
          <text:p text:style-name="P3">Existe-t-il des services liés à ce <text:span text:style-name="T4">CMS</text:span>, comme par exemple des hébergements spécialisés ?</text:p>
        </text:list-item>
      </text:list>
      <text:h text:style-name="Heading_20_3" text:outline-level="3">Client</text:h>
      <text:p text:style-name="Standard">Selon que vous choisissez un <text:span text:style-name="T4">CMS</text:span> en licence libre ou non, l’accès au support se fera plus ou moins <text:soft-page-break/>directement.</text:p>
      <text:p text:style-name="Text_20_body">Dans le cas de la plupart des solutions propriétaires, le support est inclus dans le forfait (mensuel, annuel) d’utilisation contracté. Il est aussi possible que le prestataire habilité qui s’est occupé de l’installation du <text:span text:style-name="T4">CMS</text:span> soit aussi le seul autorisé à en faire l’entretien.<text:line-break/>Il s’agira alors pour vous de vérifier exactement ce qu’il en est, puis de vérifier le niveau de ce support : une requête sur un moteur de recherche vous révèle-t-elle des opinions (favorables ou non d’ailleurs) sur ce sujet ? Si vous les contactez avec des questions, sont-ils ouverts et disponibles ?</text:p>
      <text:p text:style-name="Text_20_body">En ce qui concerne les <text:span text:style-name="T4">CMS</text:span> en licence libre, soit vous signerez un contrat de maintenance avec votre prestataire qui sera alors votre unique interlocuteur pour vos problèmes et demandes d’évolution, soit vous préférez vous débrouiller seul et devrez trouver les réponses à vos questions auprès d’autres clients ou prestataires et services spécialisés. Dans les deux cas, la facilité d’accès à la documentation et à l’aide sera primordiale pour ne pas perdre de temps et donc de l’argent.</text:p>
      <text:h text:style-name="Heading_20_2" text:outline-level="2">En résumé</text:h>
      <text:p text:style-name="Standard">Voici donc en un coup d’oeil les questions qu’il va falloir vous poser sur le sujet de la licence et du support :</text:p>
      <text:list xml:id="list6220752249169577116" text:style-name="L2">
        <text:list-item>
          <text:p text:style-name="P4">Quel est le type de licence ?</text:p>
        </text:list-item>
        <text:list-item>
          <text:p text:style-name="P4">Y’a-t-il un coût de licence ?</text:p>
        </text:list-item>
        <text:list-item>
          <text:p text:style-name="P4">La licence permet-elle de modifier le produit ?</text:p>
        </text:list-item>
        <text:list-item>
          <text:p text:style-name="P4">Le produit est-il extensible ?</text:p>
        </text:list-item>
        <text:list-item>
          <text:p text:style-name="P4">Les modifications nécessitent-elle d’être certifié pour les faire ?</text:p>
        </text:list-item>
        <text:list-item>
          <text:p text:style-name="P4">L’obtention d’une certification est-elle payante ?</text:p>
        </text:list-item>
        <text:list-item>
          <text:p text:style-name="P4">Y’a-t-il une communauté active de développeurs pour le CMS ?</text:p>
        </text:list-item>
        <text:list-item>
          <text:p text:style-name="P4">Y’a-t-il une communauté active de développeurs d’extensions ?</text:p>
        </text:list-item>
        <text:list-item>
          <text:p text:style-name="P4">Le déploiement de la solution requiert-il l’intervention d’un tiers ?</text:p>
        </text:list-item>
        <text:list-item>
          <text:p text:style-name="P4">Quel est le coût associé au déploiement et à la configuration du produit ?</text:p>
        </text:list-item>
        <text:list-item>
          <text:p text:style-name="P4">Les mise à jour et installation d’extension requièrent-elles l’intervention d’un tiers ?</text:p>
        </text:list-item>
        <text:list-item>
          <text:p text:style-name="P4">Quelles sont les conditions de migration ou d’abandons du produit ?</text:p>
        </text:list-item>
        <text:list-item>
          <text:p text:style-name="P4">Quelles sont les offres de TMA (Tiers Maintenance Applicative) du produit ?</text:p>
        </text:list-item>
        <text:list-item>
          <text:p text:style-name="P4">Le produit est-il documenté ? Fonctionnellement ? Techniquement ?</text:p>
        </text:list-item>
        <text:list-item>
          <text:p text:style-name="P4">La documentation est-elle à jours ?</text:p>
        </text:list-item>
        <text:list-item>
          <text:p text:style-name="P4">Quel sont les coûts de formation nécessaires pour prendre l’outil en main ?</text:p>
        </text:list-item>
        <text:list-item>
          <text:p text:style-name="P4">L’éditeur du <text:span text:style-name="T4">CMS</text:span> dispose-t-il d’une offre de support utilisateur ?</text:p>
        </text:list-item>
        <text:list-item>
          <text:p text:style-name="P4">L’accès au support utilisateur est-il payant ? Selon quelles modalités ?</text:p>
        </text:list-item>
        <text:list-item>
          <text:p text:style-name="P4">Existe-t-il des offres d’hébergement spécialisées ?</text:p>
        </text:list-item>
      </text:list>
      <text:p text:style-name="Standard">Ce ne sont que les premiers critères de sélection d’un <text:span text:style-name="T4">CMS</text:span> que nous vous proposons d’étudier.</text:p>
      <text:p text:style-name="Text_20_body">Dans l’article suivant, <text:a xlink:type="simple" xlink:href="http://letrainde13h37.fr/8/prestataire-ou-client-comment-choisir-votre-systeme-de-gestion-de-contenu-2eme-partie/"><text:span text:style-name="Definition">nous traitons de la popularité, de la facilité de gestion et d’utilisation, et de la modularité</text:span></text:a>.</text:p>
      <text:h text:style-name="Heading_20_1" text:outline-level="1">À propos de l’auteur</text:h>
      <text:p text:style-name="Standard">Marie Alhomme est <text:a xlink:type="simple" xlink:href="http://pouipouidesign.net/"><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text:span text:style-name="Definition">pompage.net</text:span></text:a> ou de l’organisation de <text:a xlink:type="simple" xlink:href="http://france.w3cafe.org/"><text:span text:style-name="Definition">W3Café</text:span></text:a> ou de <text:a xlink:type="simple" xlink:href="http://sudweb.fr/"><text:span text:style-name="Definition">Sud Web</text:span></text:a>.</text:p>
      <text:list xml:id="list5267734306032967588" text:style-name="L3">
        <text:list-item>
          <text:p text:style-name="P5"><text:a xlink:type="simple" xlink:href="https://twitter.com/pouipouidesign"><text:span text:style-name="Definition">@pouipouidesign</text:span></text:a></text:p>
        </text:list-item>
        <text:list-item>
          <text:p text:style-name="P5"><text:a xlink:type="simple" xlink:href="http://pouipouidesign.net/"><text:span text:style-name="Teletype">http://pouipouidesig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4"><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09:01:11</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5" meta:paragraph-count="62" meta:word-count="1498" meta:character-count="9270" meta:non-whitespace-character-count="7857"/>
  </office:meta>
</office:document-meta>
</file>